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SNU3_DEVELOPER_LOG_DAY_454"/>SNU developer log day 454</text:h>
      <text:p text:style-name="P2">I did a documentation update similar to yesterday today, with a higher emphasis on separate entry pages, and a lower emphasis on the ideaboard. I have decided to boost production and make 40 separate entry pages per day, instead of 20, so I can get this project done 2 times faster. I am still enjoying doing this, and I want to finish before the ending of May 2020, and I need to increase how much I do. The site will receive different updates soon once I get adjusted or finished with this project. I reached a new daily commit record today of 110.</text:p>
      <text:p text:style-name="P2">The next big part of this project with the separate entries is exporting, but I won't begin this for quite a while. This part will take far longer, unless I can get a macro tool. Today was just a documentation update day. I have to balance a few projects now, such as an SD card backup in the beginning of May, online school work, and an update to my personal music repository. Today was a decent day for development.</text:p>
      <text:p text:style-name="P2">When working on the old blog exportation, I came face to face with a variation of my old style again, and I see how much I have improved. The update log has run out of major comment blocks to remove as of yesterday, the size is going to start increasing again.</text:p>
      <text:p text:style-name="Text_20_body"><text:span text:style-name="T1">Sean Patrick Myrick on April 28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35:00.086000000</meta:creation-date>
    <dc:date>2020-04-29T17:35:26.484000000</dc:date>
    <meta:editing-duration>PT33S</meta:editing-duration>
    <meta:editing-cycles>1</meta:editing-cycles>
    <meta:document-statistic meta:table-count="0" meta:image-count="0" meta:object-count="0" meta:page-count="1" meta:paragraph-count="5" meta:word-count="245" meta:character-count="1290" meta:non-whitespace-character-count="1050"/>
    <meta:generator>LibreOffice/6.1.2.1$Windows_X86_64 LibreOffice_project/65905a128db06ba48db947242809d14d3f9a93fe</meta:generator>
  </office:meta>
</office:document-meta>
</file>